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10" style:family="table-cell" style:parent-style-name="Default">
      <style:table-cell-properties fo:background-color="transparent" fo:border="0.74pt solid #000000"/>
    </style:style>
    <style:style style:name="gr1" style:family="graphic">
      <style:graphic-properties svg:stroke-color="#000000" draw:marker-end="Puntas_20_de_20_flecha_20_1" draw:fill-color="#000000" draw:textarea-horizontal-align="center" draw:textarea-vertical-align="middle"/>
      <style:paragraph-properties fo:text-align="center"/>
    </style:style>
    <style:style style:name="gr2" style:family="graphic">
      <style:graphic-properties svg:stroke-color="#000000" draw:marker-end="Puntas_20_de_20_flecha_20_2" draw:fill-color="#000000" draw:textarea-horizontal-align="center" draw:textarea-vertical-align="middle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6.015cm" svg:y1="5.2cm" svg:x2="7.692cm" svg:y2="5.2cm">
            <text:p/>
          </draw:line>
          <draw:line draw:z-index="1" draw:style-name="gr1" draw:text-style-name="P1" svg:x1="9.265cm" svg:y1="5.16cm" svg:x2="10.942cm" svg:y2="5.16cm">
            <text:p/>
          </draw:line>
          <draw:line draw:z-index="2" draw:style-name="gr1" draw:text-style-name="P1" svg:x1="12.456cm" svg:y1="5.16cm" svg:x2="14.133cm" svg:y2="5.16cm">
            <text:p/>
          </draw:line>
          <draw:line draw:z-index="3" draw:style-name="gr1" draw:text-style-name="P1" svg:x1="15.709cm" svg:y1="5.16cm" svg:x2="17.386cm" svg:y2="5.16cm">
            <text:p/>
          </draw:line>
          <draw:path draw:z-index="4" draw:style-name="gr2" draw:text-style-name="P1" svg:width="16.805cm" svg:height="2.851cm" draw:transform="rotate (0.0174532925199433) translate (3.59159997099772cm 2.60419392694733cm)" svg:viewBox="0 0 16806 2852" svg:d="M15279 2852c1484 0 1527-2427 1527-2427l-16738-425-68 2372 825-12">
            <text:p/>
          </draw:path>
          <draw:line draw:z-index="5" draw:style-name="gr1" draw:text-style-name="P1" svg:x1="5.987cm" svg:y1="11.053cm" svg:x2="7.664cm" svg:y2="11.053cm">
            <text:p/>
          </draw:line>
          <draw:line draw:z-index="6" draw:style-name="gr1" draw:text-style-name="P1" svg:x1="9.293cm" svg:y1="11.155cm" svg:x2="10.97cm" svg:y2="11.155cm">
            <text:p/>
          </draw:line>
          <draw:line draw:z-index="7" draw:style-name="gr1" draw:text-style-name="P1" svg:x1="12.511cm" svg:y1="11.048cm" svg:x2="14.188cm" svg:y2="11.048cm">
            <text:p/>
          </draw:line>
          <draw:line draw:z-index="8" draw:style-name="gr1" draw:text-style-name="P1" svg:x1="15.681cm" svg:y1="11.179cm" svg:x2="17.358cm" svg:y2="11.179cm">
            <text:p/>
          </draw:line>
          <draw:path draw:z-index="9" draw:style-name="gr2" draw:text-style-name="P1" svg:width="16.804cm" svg:height="2.23cm" draw:transform="skewX (-0.00837758040957278) rotate (0.0136135681655558) translate (3.51018438349724cm 9.2328496938624cm)" svg:viewBox="0 0 16805 2231" svg:d="M15278 2231c1484 0 1527-1899 1527-1899l-16738-332-67 1856 825-9">
            <text:p/>
          </draw:path>
          <draw:line draw:z-index="10" draw:style-name="gr1" draw:text-style-name="P1" svg:x1="5.987cm" svg:y1="16.551cm" svg:x2="7.664cm" svg:y2="16.551cm">
            <text:p/>
          </draw:line>
          <draw:line draw:z-index="11" draw:style-name="gr1" draw:text-style-name="P1" svg:x1="9.238cm" svg:y1="16.599cm" svg:x2="10.915cm" svg:y2="16.599cm">
            <text:p/>
          </draw:line>
          <draw:line draw:z-index="12" draw:style-name="gr1" draw:text-style-name="P1" svg:x1="12.511cm" svg:y1="16.599cm" svg:x2="14.188cm" svg:y2="16.599cm">
            <text:p/>
          </draw:line>
          <draw:line draw:z-index="13" draw:style-name="gr1" draw:text-style-name="P1" svg:x1="15.709cm" svg:y1="16.519cm" svg:x2="17.386cm" svg:y2="16.519cm">
            <text:p/>
          </draw:line>
          <draw:path draw:z-index="14" draw:style-name="gr2" draw:text-style-name="P1" svg:width="16.804cm" svg:height="2.23cm" draw:transform="skewX (-0.00837758040957278) rotate (0.0136135681655558) translate (3.61918438349724cm 14.5468496938624cm)" svg:viewBox="0 0 16805 2231" svg:d="M15278 2231c1484 0 1527-1899 1527-1899l-16738-332-67 1856 825-9">
            <text:p/>
          </draw:path>
          <draw:line draw:z-index="15" draw:style-name="gr1" draw:text-style-name="P1" svg:x1="6.042cm" svg:y1="21.116cm" svg:x2="7.719cm" svg:y2="21.116cm">
            <text:p/>
          </draw:line>
          <draw:line draw:z-index="16" draw:style-name="gr1" draw:text-style-name="P1" svg:x1="9.293cm" svg:y1="21.049cm" svg:x2="10.97cm" svg:y2="21.049cm">
            <text:p/>
          </draw:line>
          <draw:line draw:z-index="17" draw:style-name="gr1" draw:text-style-name="P1" svg:x1="12.484cm" svg:y1="21.049cm" svg:x2="14.161cm" svg:y2="21.049cm">
            <text:p/>
          </draw:line>
          <draw:line draw:z-index="18" draw:style-name="gr1" draw:text-style-name="P1" svg:x1="15.764cm" svg:y1="21.114cm" svg:x2="17.441cm" svg:y2="21.114cm">
            <text:p/>
          </draw:line>
          <draw:path draw:z-index="19" draw:style-name="gr2" draw:text-style-name="P1" svg:width="16.804cm" svg:height="2.23cm" draw:transform="skewX (-0.00837758040957278) rotate (0.0136135681655558) translate (3.67818438349724cm 19.2208496938624cm)" svg:viewBox="0 0 16805 2231" svg:d="M15278 2231c1484 0 1527-1899 1527-1899l-16738-332-67 1856 825-9">
            <text:p/>
          </draw:path>
          <draw:line draw:z-index="20" draw:style-name="gr1" draw:text-style-name="P1" svg:x1="6.07cm" svg:y1="25.152cm" svg:x2="7.747cm" svg:y2="25.152cm">
            <text:p/>
          </draw:line>
          <draw:line draw:z-index="21" draw:style-name="gr1" draw:text-style-name="P1" svg:x1="9.294cm" svg:y1="25.133cm" svg:x2="10.971cm" svg:y2="25.133cm">
            <text:p/>
          </draw:line>
          <draw:line draw:z-index="22" draw:style-name="gr1" draw:text-style-name="P1" svg:x1="12.512cm" svg:y1="25.133cm" svg:x2="14.189cm" svg:y2="25.133cm">
            <text:p/>
          </draw:line>
          <draw:line draw:z-index="23" draw:style-name="gr1" draw:text-style-name="P1" svg:x1="15.709cm" svg:y1="25.101cm" svg:x2="17.386cm" svg:y2="25.101cm">
            <text:p/>
          </draw:line>
          <draw:path draw:z-index="24" draw:style-name="gr2" draw:text-style-name="P1" svg:width="16.803cm" svg:height="1.883cm" draw:transform="skewX (-0.0146607657167524) rotate (0.0115191730631626) translate (3.62298193881778cm 23.6599767561176cm)" svg:viewBox="0 0 16804 1884" svg:d="M15278 1884c1484 0 1526-1603 1526-1603l-16736-281-68 1567 825-8">
            <text:p/>
          </draw:path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Pregunta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aso 1:</text:p>
          </table:table-cell>
          <table:table-cell office:value-type="string" calcext:value-type="string">
            <text:p>e(bp,p)</text:p>
          </table:table-cell>
          <table:table-cell table:number-columns-repeated="3"/>
          <table:table-cell table:style-name="ce8" office:value-type="string" calcext:value-type="string" table:number-columns-spanned="5" table:number-rows-spanned="1">
            <text:p>Condicion: p&gt;= p-&gt;s.ptr &amp;&amp; bp&gt; p</text:p>
          </table:table-cell>
          <table:covered-table-cell office:value-type="string" calcext:value-type="string">
            <text:p><text:s/></text:p>
          </table:covered-table-cell>
          <table:covered-table-cell table:number-columns-repeated="3"/>
          <table:table-cell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6"/>
          <table:table-cell/>
        </table:table-row>
        <table:table-row table:style-name="ro1">
          <table:table-cell table:number-columns-repeated="2"/>
          <table:table-cell office:value-type="string" calcext:value-type="string">
            <text:p>p→s.ptr</text:p>
          </table:table-cell>
          <table:table-cell table:number-columns-repeated="5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p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bp&gt;p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aso 2:</text:p>
          </table:table-cell>
          <table:table-cell table:number-columns-repeated="5"/>
          <table:table-cell table:style-name="ce9" office:value-type="string" calcext:value-type="string" table:number-columns-spanned="5" table:number-rows-spanned="1">
            <text:p>Condicion: p&gt;= p-&gt;s.ptr &amp;&amp; bp &lt; p→s.ptr</text:p>
          </table:table-cell>
          <table:covered-table-cell office:value-type="string" calcext:value-type="string">
            <text:p><text:s/></text:p>
          </table:covered-table-cell>
          <table:covered-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3">
          <table:table-cell table:number-columns-repeated="2"/>
          <table:table-cell table:style-name="ce6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p→s.ptr</text:p>
          </table:table-cell>
          <table:table-cell table:number-columns-repeated="5"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p&lt;bp</text:p>
          </table:table-cell>
        </table:table-row>
        <table:table-row table:style-name="ro1">
          <table:table-cell/>
          <table:table-cell table:style-name="ce1" office:value-type="string" calcext:value-type="string">
            <text:p>Caso 3: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 table:number-columns-spanned="5" table:number-rows-spanned="1">
            <text:p>Condicion: p&gt;= p-&gt;s.ptr &amp;&amp; p→s.ptr</text:p>
          </table:table-cell>
          <table:covered-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4">
          <table:table-cell table:number-columns-repeated="2"/>
          <table:table-cell table:style-name="ce2"/>
          <table:table-cell/>
          <table:table-cell table:style-name="ce6"/>
          <table:table-cell/>
          <table:table-cell table:style-name="ce2"/>
          <table:table-cell/>
          <table:table-cell table:style-name="ce2"/>
          <table:table-cell/>
          <table:table-cell table:style-name="ce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p→s.ptr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 table:number-columns-spanned="5" table:number-rows-spanned="1">
            <text:p>Condicion: p&gt;= p-&gt;s.ptr &amp;&amp; p→s.ptr</text:p>
          </table:table-cell>
          <table:covered-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5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6"/>
          <table:table-cell/>
          <table:table-cell table:style-name="ce2"/>
          <table:table-cell/>
          <table:table-cell table:style-name="ce10"/>
          <table:table-cell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p→s.ptr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 table:number-columns-spanned="5" table:number-rows-spanned="1">
            <text:p>Condicion: p&gt;= p-&gt;s.ptr &amp;&amp; p→s.ptr</text:p>
          </table:table-cell>
          <table:covered-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6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6"/>
          <table:table-cell/>
          <table:table-cell table:style-name="ce10"/>
          <table:table-cell/>
        </table:table-row>
        <table:table-row table:style-name="ro1">
          <table:table-cell table:number-columns-repeated="6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p→s.pt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1131 754" svg:d="M566 0l-566 754 114-85 136-68 148-46 161-17 161 13 153 46 140 68 118 89z"/>
    <draw:marker draw:name="Puntas_20_de_20_flecha_20_2" draw:display-name="Puntas de flecha 2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00:07:15.862529799</meta:creation-date>
    <dc:date>2023-06-01T18:43:16.489500607</dc:date>
    <meta:editing-duration>PT34M45S</meta:editing-duration>
    <meta:editing-cycles>9</meta:editing-cycles>
    <meta:generator>LibreOffice/7.3.7.2$Linux_X86_64 LibreOffice_project/30$Build-2</meta:generator>
    <meta:document-statistic meta:table-count="1" meta:cell-count="29" meta:object-count="25"/>
  </office:meta>
</office:document-meta>
</file>